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26cm" fo:min-width="1.1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0.952cm" svg:x="3.857cm" svg:y="5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6.423cm" svg:y1="6.388cm" svg:x2="7.692cm" svg:y2="4.483cm">
          <text:p/>
        </draw:line>
        <draw:custom-shape draw:style-name="gr3" draw:text-style-name="P1" draw:layer="layout" svg:width="0.318cm" svg:height="0.317cm" svg:x="2.86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6.308cm" svg:y="6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7.527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0.952cm" svg:x="8.01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11.502cm" svg:y1="4.801cm" svg:x2="11.819cm" svg:y2="6.071cm">
          <text:p/>
        </draw:line>
        <draw:line draw:style-name="gr2" draw:text-style-name="P2" draw:layer="layout" svg:x1="11.819cm" svg:y1="6.071cm" svg:x2="13.089cm" svg:y2="4.483cm">
          <text:p/>
        </draw:line>
        <draw:line draw:style-name="gr2" draw:text-style-name="P2" draw:layer="layout" svg:x1="13.407cm" svg:y1="6.388cm" svg:x2="14.677cm" svg:y2="4.801cm">
          <text:p/>
        </draw:line>
        <draw:line draw:style-name="gr2" draw:text-style-name="P2" draw:layer="layout" svg:x1="13.089cm" svg:y1="4.483cm" svg:x2="14.677cm" svg:y2="4.801cm">
          <text:p/>
        </draw:line>
        <draw:line draw:style-name="gr2" draw:text-style-name="P2" draw:layer="layout" svg:x1="10.233cm" svg:y1="6.706cm" svg:x2="11.502cm" svg:y2="4.801cm">
          <text:p/>
        </draw:line>
        <draw:custom-shape draw:style-name="gr1" draw:text-style-name="P1" draw:layer="layout" svg:width="1.905cm" svg:height="0.952cm" svg:x="14.995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2" draw:text-style-name="P2" draw:layer="layout" svg:x1="17.852cm" svg:y1="6.706cm" svg:x2="19.121cm" svg:y2="4.801cm">
            <text:p/>
          </draw:line>
          <draw:line draw:style-name="gr2" draw:text-style-name="P2" draw:layer="layout" svg:x1="20.075cm" svg:y1="6.706cm" svg:x2="21.344cm" svg:y2="4.801cm">
            <text:p/>
          </draw:line>
          <draw:line draw:style-name="gr2" draw:text-style-name="P2" draw:layer="layout" svg:x1="19.122cm" svg:y1="4.801cm" svg:x2="21.345cm" svg:y2="4.801cm">
            <text:p/>
          </draw:line>
          <draw:line draw:style-name="gr2" draw:text-style-name="P2" draw:layer="layout" svg:x1="17.852cm" svg:y1="6.706cm" svg:x2="20.075cm" svg:y2="6.706cm">
            <text:p/>
          </draw:line>
        </draw:g>
        <draw:custom-shape draw:style-name="gr1" draw:text-style-name="P1" draw:layer="layout" svg:width="1.905cm" svg:height="0.952cm" svg:x="28.532cm" svg:y="5.2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line draw:style-name="gr2" draw:text-style-name="P2" draw:layer="layout" svg:x1="32.317cm" svg:y1="6.871cm" svg:x2="33.586cm" svg:y2="4.966cm">
              <text:p/>
            </draw:line>
            <draw:line draw:style-name="gr2" draw:text-style-name="P2" draw:layer="layout" svg:x1="34.54cm" svg:y1="6.871cm" svg:x2="35.809cm" svg:y2="4.966cm">
              <text:p/>
            </draw:line>
            <draw:line draw:style-name="gr2" draw:text-style-name="P2" draw:layer="layout" svg:x1="33.587cm" svg:y1="4.966cm" svg:x2="35.81cm" svg:y2="4.966cm">
              <text:p/>
            </draw:line>
            <draw:line draw:style-name="gr2" draw:text-style-name="P2" draw:layer="layout" svg:x1="32.317cm" svg:y1="6.871cm" svg:x2="34.54cm" svg:y2="6.871cm">
              <text:p/>
            </draw:line>
          </draw:g>
          <draw:line draw:style-name="gr2" draw:text-style-name="P2" draw:layer="layout" svg:x1="33.588cm" svg:y1="4.966cm" svg:x2="32.635cm" svg:y2="4.331cm">
            <text:p/>
          </draw:line>
          <draw:line draw:style-name="gr2" draw:text-style-name="P2" draw:layer="layout" svg:x1="32.635cm" svg:y1="4.331cm" svg:x2="31.365cm" svg:y2="6.236cm">
            <text:p/>
          </draw:line>
          <draw:line draw:style-name="gr2" draw:text-style-name="P2" draw:layer="layout" svg:x1="31.365cm" svg:y1="6.236cm" svg:x2="32.318cm" svg:y2="6.871cm">
            <text:p/>
          </draw:line>
          <draw:line draw:style-name="gr2" draw:text-style-name="P2" draw:layer="layout" svg:x1="32.635cm" svg:y1="4.331cm" svg:x2="34.858cm" svg:y2="4.331cm">
            <text:p/>
          </draw:line>
          <draw:line draw:style-name="gr2" draw:text-style-name="P2" draw:layer="layout" svg:x1="35.81cm" svg:y1="4.966cm" svg:x2="34.858cm" svg:y2="4.331cm">
            <text:p/>
          </draw:line>
        </draw:g>
        <draw:custom-shape draw:style-name="gr3" draw:text-style-name="P1" draw:layer="layout" svg:width="0.318cm" svg:height="0.317cm" svg:x="10.156cm" svg:y="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1.273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1.73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2.9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3.305cm" svg:y="6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4.474cm" svg:y="4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7.776cm" svg:y="6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8.99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21.154cm" svg:y="4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19.93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35.607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32.457cm" svg:y="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32.152cm" svg:y="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946cm" svg:height="0.962cm" svg:x="2.229cm" svg:y="7.032cm">
          <draw:text-box>
            <text:p>Point</text:p>
          </draw:text-box>
        </draw:frame>
        <draw:frame draw:style-name="gr5" draw:text-style-name="P3" draw:layer="layout" svg:width="1.696cm" svg:height="0.962cm" svg:x="5.787cm" svg:y="7.023cm">
          <draw:text-box>
            <text:p>Line</text:p>
          </draw:text-box>
        </draw:frame>
        <draw:frame draw:style-name="gr6" draw:text-style-name="P3" draw:layer="layout" svg:width="2.716cm" svg:height="0.962cm" svg:x="10.691cm" svg:y="7.023cm">
          <draw:text-box>
            <text:p>Polyline</text:p>
          </draw:text-box>
        </draw:frame>
        <draw:frame draw:style-name="gr7" draw:text-style-name="P3" draw:layer="layout" svg:width="2.788cm" svg:height="0.962cm" svg:x="17.852cm" svg:y="7.023cm">
          <draw:text-box>
            <text:p>Polygon</text:p>
          </draw:text-box>
        </draw:frame>
        <draw:frame draw:style-name="gr8" draw:text-style-name="P3" draw:layer="layout" svg:width="2.051cm" svg:height="0.962cm" svg:x="32.137cm" svg:y="7.023cm">
          <draw:text-box>
            <text:p>Mesh</text:p>
          </draw:text-box>
        </draw:frame>
        <draw:g>
          <draw:g>
            <draw:line draw:style-name="gr2" draw:text-style-name="P2" draw:layer="layout" svg:x1="24.074cm" svg:y1="6.541cm" svg:x2="25.343cm" svg:y2="4.636cm">
              <text:p/>
            </draw:line>
            <draw:line draw:style-name="gr2" draw:text-style-name="P2" draw:layer="layout" svg:x1="26.297cm" svg:y1="6.541cm" svg:x2="27.566cm" svg:y2="4.636cm">
              <text:p/>
            </draw:line>
            <draw:line draw:style-name="gr2" draw:text-style-name="P2" draw:layer="layout" svg:x1="25.344cm" svg:y1="4.636cm" svg:x2="27.567cm" svg:y2="4.636cm">
              <text:p/>
            </draw:line>
            <draw:line draw:style-name="gr2" draw:text-style-name="P2" draw:layer="layout" svg:x1="24.074cm" svg:y1="6.541cm" svg:x2="26.297cm" svg:y2="6.541cm">
              <text:p/>
            </draw:line>
          </draw:g>
          <draw:custom-shape draw:style-name="gr3" draw:text-style-name="P1" draw:layer="layout" svg:width="0.318cm" svg:height="0.317cm" svg:x="23.998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8cm" svg:height="0.317cm" svg:x="25.217cm" svg:y="4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8cm" svg:height="0.317cm" svg:x="27.376cm" svg:y="4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8cm" svg:height="0.317cm" svg:x="26.157cm" svg:y="6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471cm" svg:y1="5.436cm" svg:x2="25.154cm" svg:y2="6.071cm">
            <text:p/>
          </draw:line>
          <draw:line draw:style-name="gr2" draw:text-style-name="P2" draw:layer="layout" svg:x1="25.471cm" svg:y1="5.436cm" svg:x2="26.106cm" svg:y2="5.118cm">
            <text:p/>
          </draw:line>
          <draw:line draw:style-name="gr2" draw:text-style-name="P2" draw:layer="layout" svg:x1="26.106cm" svg:y1="5.118cm" svg:x2="25.789cm" svg:y2="5.753cm">
            <text:p/>
          </draw:line>
          <draw:line draw:style-name="gr2" draw:text-style-name="P2" draw:layer="layout" svg:x1="25.154cm" svg:y1="6.071cm" svg:x2="25.789cm" svg:y2="5.753cm">
            <text:p/>
          </draw:line>
          <draw:custom-shape draw:style-name="gr3" draw:text-style-name="P1" draw:layer="layout" svg:width="0.318cm" svg:height="0.317cm" svg:x="25.281cm" svg:y="5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8cm" svg:height="0.317cm" svg:x="25.891cm" svg:y="4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8cm" svg:height="0.317cm" svg:x="25.637cm" svg:y="5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8cm" svg:height="0.317cm" svg:x="25.027cm" svg:y="5.8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905cm" svg:height="0.952cm" svg:x="21.662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5.218cm" svg:height="0.962cm" svg:x="22.932cm" svg:y="7.023cm">
          <draw:text-box>
            <text:p>Nested polygons</text:p>
          </draw:text-box>
        </draw:frame>
        <draw:line draw:style-name="gr2" draw:text-style-name="P2" draw:layer="layout" svg:x1="31.48cm" svg:y1="6.08cm" svg:x2="33.702cm" svg:y2="4.81cm">
          <text:p/>
        </draw:line>
        <draw:line draw:style-name="gr2" draw:text-style-name="P2" draw:layer="layout" svg:x1="33.702cm" svg:y1="4.81cm" svg:x2="34.972cm" svg:y2="4.175cm">
          <text:p/>
        </draw:line>
        <draw:line draw:style-name="gr2" draw:text-style-name="P2" draw:layer="layout" svg:x1="33.702cm" svg:y1="5.127cm" svg:x2="34.655cm" svg:y2="7.032cm">
          <text:p/>
        </draw:line>
        <draw:custom-shape draw:style-name="gr3" draw:text-style-name="P1" draw:layer="layout" svg:width="0.318cm" svg:height="0.317cm" svg:x="34.388cm" svg:y="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34.743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33.422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8cm" svg:height="0.317cm" svg:x="31.187cm" svg:y="6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5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7T16:57:50.643592847</meta:creation-date>
    <dc:date>2022-11-07T17:46:09.805622090</dc:date>
    <meta:editing-duration>PT20M17S</meta:editing-duration>
    <meta:editing-cycles>5</meta:editing-cycles>
    <meta:generator>LibreOffice/7.3.6.2$Linux_X86_64 LibreOffice_project/30$Build-2</meta:generator>
    <meta:document-statistic meta:object-count="74"/>
  </office:meta>
</office:document-meta>
</file>